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gtree" svg:font-family="Figtre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pressum</text:h>
      <text:h text:style-name="P1" text:outline-level="2"><text:bookmark text:name="m46"/>Diensteanbieter</text:h>
      <text:p text:style-name="Text_20_body">johannes-kaeppler.dev</text:p>
      <text:p text:style-name="Text_20_body">-</text:p>
      <text:p text:style-name="Text_20_body">65451 Kelsterbach</text:p>
      <text:p text:style-name="Text_20_body">Hessen, DE</text:p>
      <text:h text:style-name="P1" text:outline-level="2"><text:bookmark text:name="m56"/>Kontaktmöglichkeiten</text:h>
      <text:p text:style-name="Text_20_body">E-Mail-Adresse: contact@johannes-kaeppler.dev</text:p>
      <text:p text:style-name="Text_20_body">Kontaktformular: www.johannes-kaeppler.dev</text:p>
      <text:h text:style-name="P1" text:outline-level="2"><text:bookmark text:name="m172"/>Social Media und andere Onlinepräsenzen</text:h>
      <text:p text:style-name="Text_20_body">Dieses Impressum gilt auch für die folgenden Social-Media-Präsenzen und Onlineprofile: </text:p>
      <text:p text:style-name="Text_20_body"><text:a xlink:type="simple" xlink:href="https://www.linkedin.com/" office:target-frame-name="_blank" xlink:show="new" text:style-name="Internet_20_link" text:visited-style-name="Visited_20_Internet_20_Link">https://www.linkedin.com</text:a></text:p>
      <text:p text:style-name="Text_20_body"><text:a xlink:type="simple" xlink:href="https://www.github.com/" office:target-frame-name="_blank" xlink:show="new" text:style-name="Internet_20_link" text:visited-style-name="Visited_20_Internet_20_Link">https://www.github.com</text:a></text:p>
      <text:h text:style-name="P1" text:outline-level="2"><text:bookmark text:name="m5234"/>Vorbehalt der Nutzung für Text und Data Mining</text:h>
      <text:h text:style-name="P1" text:outline-level="2"><text:bookmark text:name="m169"/>Bildnachweise</text:h>
      <text:p text:style-name="Text_20_body">Bildquellen und Urheberrechtshinweise: </text:p>
      <text:p text:style-name="Text_20_body">Icon im Header ist mithilfe von freier Software wie zB www.canva.com erstellt. Lizenz-frei.</text:p>
      <text:p text:style-name="Text_20_body">Bilder im Bereich Protfolio stammen von selbst erstellten Projekten im Bereich Frontend-Development. Lizenz-frei.</text:p>
      <text:p text:style-name="Text_20_body">Personenbilder/Fotos sind die des Betreibers inkl. aller Rechten, Lizenzen und Pflichten.</text:p>
      <text:p text:style-name="Text_20_body"><text:a xlink:type="simple" xlink:href="https://datenschutz-generator.de/" office:target-frame-name="_blank" xlink:show="new" text:style-name="Internet_20_link" text:visited-style-name="Visited_20_Internet_20_Link">Erstellt mit kostenlosem Datenschutz-Generator.de von Dr. Thomas Schwenke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gtree" svg:font-family="Figtre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igtree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igtree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igtree" fo:font-family="Figtree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igtree" fo:font-family="Figtre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gtree" fo:font-family="Figtree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5:58:54.350599208</meta:creation-date>
    <dc:date>2024-08-03T15:59:05.209993576</dc:date>
    <meta:editing-duration>PT12S</meta:editing-duration>
    <meta:editing-cycles>1</meta:editing-cycles>
    <meta:document-statistic meta:table-count="0" meta:image-count="0" meta:object-count="0" meta:page-count="1" meta:paragraph-count="20" meta:word-count="87" meta:character-count="816" meta:non-whitespace-character-count="747"/>
    <meta:generator>LibreOffice/24.2.5.2$Linux_X86_64 LibreOffice_project/420$Build-2</meta:generator>
  </office:meta>
</office:document-meta>
</file>